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*</text:p>
      <text:p text:style-name="Preformatted_20_Text"><text:s/>* Auteurs : philippe Armanger, Damien Parmenon </text:p>
      <text:p text:style-name="Preformatted_20_Text"><text:s/>* date de creation : samedi 7 mars 2015 10:05:00 am</text:p>
      <text:p text:style-name="Preformatted_20_Text"><text:s/>* version : 1.0</text:p>
      <text:p text:style-name="Preformatted_20_Text"><text:s/>*/</text:p>
      <text:p text:style-name="Preformatted_20_Text"/>
      <text:p text:style-name="Preformatted_20_Text">Modele-Relationnel resultant du MEA etabli (cf. modeleEntiteAssociation.asta)</text:p>
      <text:p text:style-name="Preformatted_20_Text">(BDD francais)</text:p>
      <text:p text:style-name="Preformatted_20_Text"/>
      <text:p text:style-name="Preformatted_20_Text">lien(<text:span text:style-name="T1">id_lien</text:span>, type_lien, nom_lien);</text:p>
      <text:p text:style-name="Preformatted_20_Text"><text:tab/>type : integer, nom : string[512]</text:p>
      <text:p text:style-name="Preformatted_20_Text">image(<text:span text:style-name="T1">id_image</text:span>, id_lien);</text:p>
      <text:p text:style-name="Preformatted_20_Text"><text:tab/>type : integer </text:p>
      <text:p text:style-name="Preformatted_20_Text">actorzzz(<text:span text:style-name="T1">id_actorzzz</text:span>, nom_actorzzz, prenom_actorzzz, sexe, id_image);</text:p>
      <text:p text:style-name="Preformatted_20_Text"><text:tab/>nom : string, prenom : string, sexe : integer, id_img : integer</text:p>
      <text:p text:style-name="Preformatted_20_Text">film(<text:span text:style-name="T1">id_film</text:span>, titre, annee_sortie, synopsys, id_image, id_lien);</text:p>
      <text:p text:style-name="Preformatted_20_Text">*<text:tab/>titre : string, annee_sortie</text:p>
      <text:p text:style-name="Preformatted_20_Text">jouer(<text:span text:style-name="T1">#id_film</text:span>, <text:span text:style-name="T1">#id_actorzzz</text:span>);</text:p>
      <text:p text:style-name="Preformatted_20_Text">membre(<text:span text:style-name="T1">id_membre</text:span>, pseudo_membre, pass_membre, mel_membre, id_image, id_adresse);</text:p>
      <text:p text:style-name="Preformatted_20_Text">vote(<text:span text:style-name="T1">#id_membre</text:span>, <text:span text:style-name="T1">#id_actorzzz</text:span>);</text:p>
      <text:p text:style-name="Preformatted_20_Text">adresse(<text:span text:style-name="T1">id_adresse</text:span>, lieu_dit, ville, code_postal, supplement)</text:p>
      <text:p text:style-name="Preformatted_20_Text">admin(<text:span text:style-name="T1">id_admin</text:span>, mel_contact, id_image);</text:p>
      <text:p text:style-name="Preformatted_20_Text">contact(<text:span text:style-name="T1">#id_admin</text:span>, <text:span text:style-name="T1">#id_membre</text:span><text:span text:style-name="T2">, message</text:span>);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1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03-09T10:04:54</dc:date>
    <meta:generator>OpenOffice/4.1.1$Unix OpenOffice.org_project/411m6$Build-9775</meta:generator>
    <meta:document-statistic meta:table-count="0" meta:image-count="0" meta:object-count="0" meta:page-count="1" meta:paragraph-count="21" meta:word-count="96" meta:character-count="831"/>
    <meta:editing-duration>PT8M23S</meta:editing-duration>
    <meta:editing-cycles>1</meta:editing-cycles>
  </office:meta>
</office:document-meta>
</file>